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C83F5E2136DFA707EF.png" manifest:media-type="image/png"/>
  <manifest:file-entry manifest:full-path="Pictures/100000000000040000000400350E3279FEFB183B.png" manifest:media-type="image/png"/>
  <manifest:file-entry manifest:full-path="Pictures/100000000000013100000152C14ADB2097FEE2E5.png" manifest:media-type="image/png"/>
  <manifest:file-entry manifest:full-path="Pictures/1000000000000272000002721EB7230E2D6775E6.png" manifest:media-type="image/png"/>
  <manifest:file-entry manifest:full-path="Pictures/10000000000000E1000000E1CD924E1EB59B6F51.png" manifest:media-type="image/png"/>
  <manifest:file-entry manifest:full-path="Pictures/10000000000000770000007495D30981574F9D0A.png" manifest:media-type="image/png"/>
  <manifest:file-entry manifest:full-path="Pictures/100000000000006F0000006C13EEBAD2C37AA2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5cm" fo:min-width="1.075cm"/>
    </style:style>
    <style:style style:name="gr4" style:family="graphic" style:parent-style-name="standard">
      <style:graphic-properties svg:stroke-color="#ff9900" draw:fill-color="#ff9900" draw:textarea-vertical-align="middle" draw:auto-grow-height="false" fo:min-height="1.55cm" fo:min-width="1.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0066ff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ff" fo:font-weight="bold" style:font-weight-asian="bold" style:font-weight-complex="bold"/>
    </style:style>
    <style:style style:name="T1" style:family="text">
      <style:text-properties fo:color="#00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4.857cm" svg:height="4.857cm" svg:x="7.083cm" svg:y="1.2cm">
          <draw:image xlink:href="Pictures/100000000000040000000400350E3279FEFB183B.png" xlink:type="simple" xlink:show="embed" xlink:actuate="onLoad">
            <text:p/>
          </draw:image>
        </draw:frame>
        <draw:frame draw:style-name="gr1" draw:text-style-name="P1" draw:layer="layout" svg:width="4.857cm" svg:height="4.857cm" svg:x="12.528cm" svg:y="1.663cm">
          <draw:image xlink:href="Pictures/100000000000040000000400350E3279FEFB183B.png" xlink:type="simple" xlink:show="embed" xlink:actuate="onLoad">
            <text:p/>
          </draw:image>
        </draw:frame>
        <draw:frame draw:style-name="gr1" draw:text-style-name="P1" draw:layer="layout" svg:width="1.573cm" svg:height="1.743cm" svg:x="16.227cm" svg:y="5.361cm">
          <draw:image xlink:href="Pictures/100000000000013100000152C14ADB2097FEE2E5.png" xlink:type="simple" xlink:show="embed" xlink:actuate="onLoad">
            <text:p/>
          </draw:image>
        </draw:frame>
        <draw:frame draw:style-name="gr1" draw:text-style-name="P1" draw:layer="layout" svg:width="1.968cm" svg:height="1.968cm" draw:transform="rotate (-0.523598775598299) translate (10.845cm 4.763cm)">
          <draw:image xlink:href="Pictures/10000000000000E1000000E1CD924E1EB59B6F51.png" xlink:type="simple" xlink:show="embed" xlink:actuate="onLoad">
            <text:p/>
          </draw:image>
        </draw:frame>
        <draw:frame draw:style-name="gr1" draw:text-style-name="P1" draw:layer="layout" svg:width="0.634cm" svg:height="0.619cm" svg:x="15.126cm" svg:y="3.052cm">
          <draw:image xlink:href="Pictures/10000000000000770000007495D30981574F9D0A.png" xlink:type="simple" xlink:show="embed" xlink:actuate="onLoad">
            <text:p/>
          </draw:image>
        </draw:frame>
        <draw:frame draw:style-name="gr1" draw:text-style-name="P1" draw:layer="layout" svg:width="0.801cm" svg:height="0.78cm" svg:x="9.407cm" svg:y="2.504cm">
          <draw:image xlink:href="Pictures/100000000000006F0000006C13EEBAD2C37AA223.png" xlink:type="simple" xlink:show="embed" xlink:actuate="onLoad">
            <text:p/>
          </draw:image>
        </draw:frame>
        <draw:frame draw:style-name="gr2" draw:text-style-name="P2" draw:layer="layout" svg:width="2.576cm" svg:height="0.962cm" svg:x="2.2cm" svg:y="1.6cm">
          <draw:text-box>
            <text:p>Lösung</text:p>
          </draw:text-box>
        </draw:frame>
        <draw:frame draw:style-name="gr1" draw:text-style-name="P1" draw:layer="layout" svg:width="4.857cm" svg:height="4.857cm" svg:x="7.2cm" svg:y="8.6cm">
          <draw:image xlink:href="Pictures/100000000000040000000400350E3279FEFB183B.png" xlink:type="simple" xlink:show="embed" xlink:actuate="onLoad">
            <text:p/>
          </draw:image>
        </draw:frame>
        <draw:frame draw:style-name="gr1" draw:text-style-name="P1" draw:layer="layout" svg:width="4.857cm" svg:height="4.857cm" svg:x="12.645cm" svg:y="9.063cm">
          <draw:image xlink:href="Pictures/100000000000040000000400350E3279FEFB183B.png" xlink:type="simple" xlink:show="embed" xlink:actuate="onLoad">
            <text:p/>
          </draw:image>
        </draw:frame>
        <draw:frame draw:style-name="gr1" draw:text-style-name="P1" draw:layer="layout" svg:width="1.573cm" svg:height="1.743cm" svg:x="16.344cm" svg:y="12.761cm">
          <draw:image xlink:href="Pictures/100000000000013100000152C14ADB2097FEE2E5.png" xlink:type="simple" xlink:show="embed" xlink:actuate="onLoad">
            <text:p/>
          </draw:image>
        </draw:frame>
        <draw:frame draw:style-name="gr1" draw:text-style-name="P1" draw:layer="layout" svg:width="1.968cm" svg:height="1.968cm" draw:transform="rotate (-0.523598775598299) translate (10.962cm 12.163cm)">
          <draw:image xlink:href="Pictures/10000000000000E1000000E1CD924E1EB59B6F51.png" xlink:type="simple" xlink:show="embed" xlink:actuate="onLoad">
            <text:p/>
          </draw:image>
        </draw:frame>
        <draw:frame draw:style-name="gr1" draw:text-style-name="P1" draw:layer="layout" svg:width="0.634cm" svg:height="0.619cm" svg:x="10.366cm" svg:y="10.2cm">
          <draw:image xlink:href="Pictures/10000000000000770000007495D30981574F9D0A.png" xlink:type="simple" xlink:show="embed" xlink:actuate="onLoad">
            <text:p/>
          </draw:image>
        </draw:frame>
        <draw:frame draw:style-name="gr1" draw:text-style-name="P1" draw:layer="layout" svg:width="0.801cm" svg:height="0.78cm" svg:x="9.524cm" svg:y="9.904cm">
          <draw:image xlink:href="Pictures/100000000000006F0000006C13EEBAD2C37AA223.png" xlink:type="simple" xlink:show="embed" xlink:actuate="onLoad">
            <text:p/>
          </draw:image>
        </draw:frame>
        <draw:custom-shape draw:style-name="gr3" draw:text-style-name="P1" draw:layer="layout" svg:width="1.8cm" svg:height="0.6cm" svg:x="13.201cm" svg:y="3.0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8cm" svg:height="0.6cm" svg:x="14.2cm" svg:y="6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8cm" svg:height="0.6cm" svg:x="14.2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216cm" svg:height="0.965cm" svg:x="11.984cm" svg:y="10.8cm">
          <draw:image xlink:href="Pictures/10000000000000FC000000C83F5E2136DFA707EF.png" xlink:type="simple" xlink:show="embed" xlink:actuate="onLoad">
            <text:p/>
          </draw:image>
        </draw:frame>
        <draw:frame draw:style-name="gr1" draw:text-style-name="P1" draw:layer="layout" svg:width="1.191cm" svg:height="1.191cm" svg:x="12.057cm" svg:y="9.6cm">
          <draw:image xlink:href="Pictures/1000000000000272000002721EB7230E2D6775E6.png" xlink:type="simple" xlink:show="embed" xlink:actuate="onLoad">
            <text:p/>
          </draw:image>
        </draw:frame>
        <draw:g>
          <draw:custom-shape draw:style-name="gr4" draw:text-style-name="P3" draw:layer="layout" svg:width="1.6cm" svg:height="1.8cm" svg:x="11.045cm" svg:y="7.8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" draw:text-style-name="P3" draw:layer="layout" svg:width="1.6cm" svg:height="1.8cm" svg:x="11.045cm" svg:y="7.8cm">
            <text:p/>
  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4" draw:text-style-name="P3" draw:layer="layout" svg:width="1.6cm" svg:height="1.8cm" svg:x="13.6cm" svg:y="8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" draw:text-style-name="P3" draw:layer="layout" svg:width="1.6cm" svg:height="1.8cm" svg:x="13.6cm" svg:y="8cm">
            <text:p/>
  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857cm" svg:height="4.857cm" svg:x="7.083cm" svg:y="1.2cm">
          <draw:image xlink:href="Pictures/100000000000040000000400350E3279FEFB183B.png" xlink:type="simple" xlink:show="embed" xlink:actuate="onLoad">
            <text:p/>
          </draw:image>
        </draw:frame>
        <draw:frame draw:style-name="gr1" draw:text-style-name="P1" draw:layer="layout" svg:width="4.857cm" svg:height="4.857cm" svg:x="12.528cm" svg:y="1.663cm">
          <draw:image xlink:href="Pictures/100000000000040000000400350E3279FEFB183B.png" xlink:type="simple" xlink:show="embed" xlink:actuate="onLoad">
            <text:p/>
          </draw:image>
        </draw:frame>
        <draw:frame draw:style-name="gr1" draw:text-style-name="P1" draw:layer="layout" svg:width="1.573cm" svg:height="1.743cm" svg:x="16.227cm" svg:y="5.361cm">
          <draw:image xlink:href="Pictures/100000000000013100000152C14ADB2097FEE2E5.png" xlink:type="simple" xlink:show="embed" xlink:actuate="onLoad">
            <text:p/>
          </draw:image>
        </draw:frame>
        <draw:frame draw:style-name="gr1" draw:text-style-name="P1" draw:layer="layout" svg:width="1.968cm" svg:height="1.968cm" draw:transform="rotate (-0.523598775598299) translate (10.845cm 4.763cm)">
          <draw:image xlink:href="Pictures/10000000000000E1000000E1CD924E1EB59B6F51.png" xlink:type="simple" xlink:show="embed" xlink:actuate="onLoad">
            <text:p/>
          </draw:image>
        </draw:frame>
        <draw:frame draw:style-name="gr1" draw:text-style-name="P1" draw:layer="layout" svg:width="0.634cm" svg:height="0.619cm" svg:x="15.126cm" svg:y="3.052cm">
          <draw:image xlink:href="Pictures/10000000000000770000007495D30981574F9D0A.png" xlink:type="simple" xlink:show="embed" xlink:actuate="onLoad">
            <text:p/>
          </draw:image>
        </draw:frame>
        <draw:frame draw:style-name="gr1" draw:text-style-name="P1" draw:layer="layout" svg:width="0.801cm" svg:height="0.78cm" svg:x="9.407cm" svg:y="2.504cm">
          <draw:image xlink:href="Pictures/100000000000006F0000006C13EEBAD2C37AA223.png" xlink:type="simple" xlink:show="embed" xlink:actuate="onLoad">
            <text:p/>
          </draw:image>
        </draw:frame>
        <draw:frame draw:style-name="gr2" draw:text-style-name="P2" draw:layer="layout" svg:width="2.86cm" svg:height="0.962cm" svg:x="2.2cm" svg:y="1.6cm">
          <draw:text-box>
            <text:p>Problem</text:p>
          </draw:text-box>
        </draw:frame>
        <draw:frame draw:style-name="gr1" draw:text-style-name="P1" draw:layer="layout" svg:width="4.857cm" svg:height="4.857cm" svg:x="7.2cm" svg:y="8.6cm">
          <draw:image xlink:href="Pictures/100000000000040000000400350E3279FEFB183B.png" xlink:type="simple" xlink:show="embed" xlink:actuate="onLoad">
            <text:p/>
          </draw:image>
        </draw:frame>
        <draw:frame draw:style-name="gr1" draw:text-style-name="P1" draw:layer="layout" svg:width="4.857cm" svg:height="4.857cm" svg:x="12.645cm" svg:y="9.063cm">
          <draw:image xlink:href="Pictures/100000000000040000000400350E3279FEFB183B.png" xlink:type="simple" xlink:show="embed" xlink:actuate="onLoad">
            <text:p/>
          </draw:image>
        </draw:frame>
        <draw:frame draw:style-name="gr1" draw:text-style-name="P1" draw:layer="layout" svg:width="1.573cm" svg:height="1.743cm" svg:x="16.344cm" svg:y="12.761cm">
          <draw:image xlink:href="Pictures/100000000000013100000152C14ADB2097FEE2E5.png" xlink:type="simple" xlink:show="embed" xlink:actuate="onLoad">
            <text:p/>
          </draw:image>
        </draw:frame>
        <draw:frame draw:style-name="gr1" draw:text-style-name="P1" draw:layer="layout" svg:width="1.968cm" svg:height="1.968cm" draw:transform="rotate (-0.523598775598299) translate (10.962cm 12.163cm)">
          <draw:image xlink:href="Pictures/10000000000000E1000000E1CD924E1EB59B6F51.png" xlink:type="simple" xlink:show="embed" xlink:actuate="onLoad">
            <text:p/>
          </draw:image>
        </draw:frame>
        <draw:frame draw:style-name="gr1" draw:text-style-name="P1" draw:layer="layout" svg:width="0.634cm" svg:height="0.619cm" svg:x="14.166cm" svg:y="10.381cm">
          <draw:image xlink:href="Pictures/10000000000000770000007495D30981574F9D0A.png" xlink:type="simple" xlink:show="embed" xlink:actuate="onLoad">
            <text:p/>
          </draw:image>
        </draw:frame>
        <draw:frame draw:style-name="gr1" draw:text-style-name="P1" draw:layer="layout" svg:width="0.801cm" svg:height="0.78cm" svg:x="9.524cm" svg:y="9.904cm">
          <draw:image xlink:href="Pictures/100000000000006F0000006C13EEBAD2C37AA223.png" xlink:type="simple" xlink:show="embed" xlink:actuate="onLoad">
            <text:p/>
          </draw:image>
        </draw:frame>
        <draw:custom-shape draw:style-name="gr3" draw:text-style-name="P1" draw:layer="layout" svg:width="1.8cm" svg:height="0.6cm" svg:x="14.2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8cm" svg:height="0.6cm" svg:x="13.2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8cm" svg:height="0.6cm" svg:x="14.4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cm" svg:height="0.962cm" svg:x="10.4cm" svg:y="10.2cm">
          <draw:text-box>
            <text:p text:style-name="P5"><text:span text:style-name="T1">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01:08:03.898000000</meta:creation-date>
    <dc:date>2018-06-06T01:26:18.322000000</dc:date>
    <meta:editing-duration>PT8M3S</meta:editing-duration>
    <meta:editing-cycles>1</meta:editing-cycles>
    <meta:document-statistic meta:object-count="66"/>
    <meta:generator>LibreOffice/6.0.3.2$Windows_X86_64 LibreOffice_project/8f48d515416608e3a835360314dac7e47fd0b821</meta:generator>
  </office:meta>
</office:document-meta>
</file>